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2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Nome variável</text:p>
          </table:table-cell>
          <table:table-cell office:value-type="string" calcext:value-type="string">
            <text:p>Endereço var-2</text:p>
          </table:table-cell>
          <table:table-cell office:value-type="string" calcext:value-type="string">
            <text:p>Endereço var-1</text:p>
          </table:table-cell>
          <table:table-cell office:value-type="string" calcext:value-type="string">
            <text:p>Endereço var</text:p>
          </table:table-cell>
          <table:table-cell office:value-type="string" calcext:value-type="string">
            <text:p>Endereço var+1</text:p>
          </table:table-cell>
          <table:table-cell office:value-type="string" calcext:value-type="string">
            <text:p>Endereço var+2</text:p>
          </table:table-cell>
        </table:table-row>
        <table:table-row table:style-name="ro1">
          <table:table-cell office:value-type="string" calcext:value-type="string">
            <text:p>p_v1</text:p>
          </table:table-cell>
          <table:table-cell office:value-type="float" office:value="3240577708" calcext:value-type="float">
            <text:p>3240577708</text:p>
          </table:table-cell>
          <table:table-cell office:value-type="float" office:value="3240577712" calcext:value-type="float">
            <text:p>3240577712</text:p>
          </table:table-cell>
          <table:table-cell office:value-type="float" office:value="3240577716" calcext:value-type="float">
            <text:p>3240577716</text:p>
          </table:table-cell>
          <table:table-cell office:value-type="float" office:value="3240577720" calcext:value-type="float">
            <text:p>3240577720</text:p>
          </table:table-cell>
          <table:table-cell office:value-type="float" office:value="3240577724" calcext:value-type="float">
            <text:p>3240577724</text:p>
          </table:table-cell>
        </table:table-row>
        <table:table-row table:style-name="ro1">
          <table:table-cell office:value-type="string" calcext:value-type="string">
            <text:p>p_v2</text:p>
          </table:table-cell>
          <table:table-cell office:value-type="float" office:value="3240577704" calcext:value-type="float">
            <text:p>3240577704</text:p>
          </table:table-cell>
          <table:table-cell office:value-type="float" office:value="3240577712" calcext:value-type="float">
            <text:p>3240577712</text:p>
          </table:table-cell>
          <table:table-cell office:value-type="float" office:value="3240577720" calcext:value-type="float">
            <text:p>3240577720</text:p>
          </table:table-cell>
          <table:table-cell office:value-type="float" office:value="3240577728" calcext:value-type="float">
            <text:p>3240577728</text:p>
          </table:table-cell>
          <table:table-cell office:value-type="float" office:value="3240577736" calcext:value-type="float">
            <text:p>3240577736</text:p>
          </table:table-cell>
        </table:table-row>
        <table:table-row table:style-name="ro1">
          <table:table-cell office:value-type="string" calcext:value-type="string">
            <text:p>p_c</text:p>
          </table:table-cell>
          <table:table-cell office:value-type="float" office:value="3240577713" calcext:value-type="float">
            <text:p>3240577713</text:p>
          </table:table-cell>
          <table:table-cell office:value-type="float" office:value="3240577714" calcext:value-type="float">
            <text:p>3240577714</text:p>
          </table:table-cell>
          <table:table-cell office:value-type="float" office:value="3240577715" calcext:value-type="float">
            <text:p>3240577715</text:p>
          </table:table-cell>
          <table:table-cell office:value-type="float" office:value="3240577716" calcext:value-type="float">
            <text:p>3240577716</text:p>
          </table:table-cell>
          <table:table-cell office:value-type="float" office:value="3240577717" calcext:value-type="float">
            <text:p>32405777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09:58:45.336584215</meta:creation-date>
    <dc:date>2021-03-18T10:15:46.353300104</dc:date>
    <meta:editing-duration>PT17M1S</meta:editing-duration>
    <meta:editing-cycles>2</meta:editing-cycles>
    <meta:generator>LibreOffice/6.4.6.2$Linux_X86_64 LibreOffice_project/40$Build-2</meta:generator>
    <meta:document-statistic meta:table-count="1" meta:cell-count="24" meta:object-count="0"/>
  </office:meta>
</office:document-meta>
</file>